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1" style:family="table">
      <style:table-properties style:width="14.924cm" fo:margin-left="1.138cm" fo:margin-right="0.937cm" table:align="margins"/>
    </style:style>
    <style:style style:name="Tabela1.A" style:family="table-column">
      <style:table-column-properties style:column-width="14.924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6.976cm" fo:margin-left="1.905cm" fo:margin-right="8.117cm" table:align="margins"/>
    </style:style>
    <style:style style:name="Tabela2.A" style:family="table-column">
      <style:table-column-properties style:column-width="6.976cm" style:rel-column-width="65535*"/>
    </style:style>
    <style:style style:name="Tabela2.A1" style:family="table-cell">
      <style:table-cell-properties fo:padding="0.097cm" fo:border="0.002cm solid #000000"/>
    </style:style>
    <style:style style:name="Tabela4" style:family="table">
      <style:table-properties style:width="12.213cm" fo:margin-left="3.441cm" fo:margin-right="1.344cm" table:align="margins"/>
    </style:style>
    <style:style style:name="Tabela4.A" style:family="table-column">
      <style:table-column-properties style:column-width="12.213cm" style:rel-column-width="6553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9.663cm" fo:margin-left="3.216cm" fo:margin-right="4.12cm" table:align="margins"/>
    </style:style>
    <style:style style:name="Tabela3.A" style:family="table-column">
      <style:table-column-properties style:column-width="9.663cm" style:rel-column-width="65535*"/>
    </style:style>
    <style:style style:name="Tabela3.A1" style:family="table-cell">
      <style:table-cell-properties fo:padding="0.097cm" fo:border="0.002cm solid #000000"/>
    </style:style>
    <style:style style:name="Tabela5" style:family="table">
      <style:table-properties style:width="13.975cm" fo:margin-left="0.935cm" fo:margin-right="2.088cm" table:align="margins"/>
    </style:style>
    <style:style style:name="Tabela5.A" style:family="table-column">
      <style:table-column-properties style:column-width="13.975cm" style:rel-column-width="65535*"/>
    </style:style>
    <style:style style:name="Tabela5.A1" style:family="table-cell">
      <style:table-cell-properties fo:padding="0.097cm" fo:border="0.002cm solid #000000"/>
    </style:style>
    <style:style style:name="Tabela7" style:family="table">
      <style:table-properties style:width="7.654cm" fo:margin-left="1.025cm" fo:margin-right="8.32cm" table:align="margins"/>
    </style:style>
    <style:style style:name="Tabela7.A" style:family="table-column">
      <style:table-column-properties style:column-width="7.654cm" style:rel-column-width="65535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8.828cm" fo:margin-left="1.815cm" fo:margin-right="6.355cm" table:align="margins"/>
    </style:style>
    <style:style style:name="Tabela6.A" style:family="table-column">
      <style:table-column-properties style:column-width="8.828cm" style:rel-column-width="65535*"/>
    </style:style>
    <style:style style:name="Tabela6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fo:background-color="#ff950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7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text-properties fo:font-size="12pt" fo:font-weight="normal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text-properties fo:font-size="12pt" fo:font-weight="normal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text-properties fo:font-size="12pt" fo:font-weight="normal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text-properties fo:font-size="12pt" fo:font-weight="normal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text-properties fo:font-size="12pt" fo:font-weight="normal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text-properties fo:font-size="12pt" fo:font-weight="normal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text-properties fo:font-size="12pt" fo:font-weight="normal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text-properties fo:font-size="12pt" fo:font-weight="normal" style:font-size-asian="10.5pt" style:font-weight-asian="normal" style:font-size-complex="12pt" style:font-weight-complex="normal"/>
    </style:style>
    <style:style style:name="P40" style:family="paragraph" style:parent-style-name="Standard" style:list-style-name="L4">
      <style:text-properties fo:font-size="12pt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5">
      <style:text-properties fo:font-size="12pt" fo:font-weight="normal" style:font-size-asian="10.5pt" style:font-weight-asian="normal" style:font-size-complex="12pt" style:font-weight-complex="normal"/>
    </style:style>
    <style:style style:name="P42" style:family="paragraph" style:parent-style-name="Standard" style:list-style-name="L5">
      <style:text-properties fo:font-size="12pt" fo:font-weight="normal" style:font-size-asian="10.5pt" style:font-weight-asian="normal" style:font-size-complex="12pt" style:font-weight-complex="normal"/>
    </style:style>
    <style:style style:name="P43" style:family="paragraph" style:parent-style-name="Standard" style:list-style-name="L5">
      <style:text-properties fo:font-size="12pt" fo:font-weight="normal" style:font-size-asian="10.5pt" style:font-weight-asian="normal" style:font-size-complex="12pt" style:font-weight-complex="normal"/>
    </style:style>
    <style:style style:name="P44" style:family="paragraph" style:parent-style-name="Standard" style:list-style-name="L5">
      <style:text-properties fo:font-size="12pt" fo:font-weight="normal" style:font-size-asian="10.5pt" style:font-weight-asian="normal" style:font-size-complex="12pt" style:font-weight-complex="normal"/>
    </style:style>
    <style:style style:name="P45" style:family="paragraph" style:parent-style-name="Standard" style:list-style-name="L6">
      <style:text-properties fo:font-size="12pt" fo:font-weight="normal" style:font-size-asian="10.5pt" style:font-weight-asian="normal" style:font-size-complex="12pt" style:font-weight-complex="normal"/>
    </style:style>
    <style:style style:name="P46" style:family="paragraph" style:parent-style-name="Standard" style:list-style-name="L6">
      <style:text-properties fo:font-size="12pt" fo:font-weight="normal" style:font-size-asian="10.5pt" style:font-weight-asian="normal" style:font-size-complex="12pt" style:font-weight-complex="normal"/>
    </style:style>
    <style:style style:name="P47" style:family="paragraph" style:parent-style-name="Standard" style:list-style-name="L6">
      <style:text-properties fo:font-size="12pt" fo:font-weight="normal" style:font-size-asian="10.5pt" style:font-weight-asian="normal" style:font-size-complex="12pt" style:font-weight-complex="normal"/>
    </style:style>
    <style:style style:name="P48" style:family="paragraph" style:parent-style-name="Standard" style:list-style-name="L6">
      <style:text-properties fo:font-size="12pt" fo:font-weight="normal" style:font-size-asian="10.5pt" style:font-weight-asian="normal" style:font-size-complex="12pt" style:font-weight-complex="normal"/>
    </style:style>
    <style:style style:name="P49" style:family="paragraph" style:parent-style-name="Standard" style:list-style-name="L6">
      <style:text-properties fo:font-size="12pt" fo:font-weight="normal" style:font-size-asian="10.5pt" style:font-weight-asian="normal" style:font-size-complex="12pt" style:font-weight-complex="normal"/>
    </style:style>
    <style:style style:name="P50" style:family="paragraph" style:parent-style-name="Standard" style:list-style-name="L7">
      <style:text-properties fo:font-size="12pt" fo:font-weight="normal" style:font-size-asian="10.5pt" style:font-weight-asian="normal" style:font-size-complex="12pt" style:font-weight-complex="normal"/>
    </style:style>
    <style:style style:name="P51" style:family="paragraph" style:parent-style-name="Standard" style:list-style-name="L7">
      <style:text-properties fo:font-size="12pt" fo:font-weight="normal" style:font-size-asian="10.5pt" style:font-weight-asian="normal" style:font-size-complex="12pt" style:font-weight-complex="normal"/>
    </style:style>
    <style:style style:name="P52" style:family="paragraph" style:parent-style-name="Standard" style:list-style-name="L7">
      <style:text-properties fo:font-size="12pt" fo:font-weight="normal" style:font-size-asian="10.5pt" style:font-weight-asian="normal" style:font-size-complex="12pt" style:font-weight-complex="normal"/>
    </style:style>
    <style:style style:name="P53" style:family="paragraph" style:parent-style-name="Standard" style:list-style-name="L7">
      <style:text-properties fo:font-size="12pt" fo:font-weight="normal" style:font-size-asian="10.5pt" style:font-weight-asian="normal" style:font-size-complex="12pt" style:font-weight-complex="normal"/>
    </style:style>
    <style:style style:name="P54" style:family="paragraph" style:parent-style-name="Standard" style:list-style-name="L7">
      <style:text-properties fo:font-size="12pt" fo:font-weight="normal" style:font-size-asian="10.5pt" style:font-weight-asian="normal" style:font-size-complex="12pt" style:font-weight-complex="normal"/>
    </style:style>
    <style:style style:name="P55" style:family="paragraph" style:parent-style-name="Standard" style:list-style-name="L8">
      <style:text-properties fo:font-size="12pt" fo:font-weight="normal" style:font-size-asian="10.5pt" style:font-weight-asian="normal" style:font-size-complex="12pt" style:font-weight-complex="normal"/>
    </style:style>
    <style:style style:name="P56" style:family="paragraph" style:parent-style-name="Standard" style:list-style-name="L9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9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10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10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10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10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10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11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4" style:family="paragraph" style:parent-style-name="Standard" style:list-style-name="L11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5" style:family="paragraph" style:parent-style-name="Standard" style:list-style-name="L11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6" style:family="paragraph" style:parent-style-name="Standard" style:list-style-name="L12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7" style:family="paragraph" style:parent-style-name="Standard" style:list-style-name="L12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12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12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12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1" style:family="paragraph" style:parent-style-name="Standard" style:list-style-name="L12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8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9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0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1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2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3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4" style:family="paragraph" style:parent-style-name="Standard" style:list-style-name="L17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5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6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7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8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9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0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1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2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3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4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5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6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7" style:family="paragraph" style:parent-style-name="Standard" style:list-style-name="L1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8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99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0" style:family="paragraph" style:parent-style-name="Standard" style:list-style-name="L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1" style:family="paragraph" style:parent-style-name="Standard" style:list-style-name="L20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2" style:family="paragraph" style:parent-style-name="Standard" style:list-style-name="L20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3" style:family="paragraph" style:parent-style-name="Standard" style:list-style-name="L20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4" style:family="paragraph" style:parent-style-name="Standard" style:list-style-name="L21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5" style:family="paragraph" style:parent-style-name="Standard" style:list-style-name="L21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6" style:family="paragraph" style:parent-style-name="Standard" style:list-style-name="L21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7" style:family="paragraph" style:parent-style-name="Standard" style:list-style-name="L21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8" style:family="paragraph" style:parent-style-name="Standard" style:list-style-name="L24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9" style:family="paragraph" style:parent-style-name="Standard" style:list-style-name="L24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0" style:family="paragraph" style:parent-style-name="Standard" style:list-style-name="L25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1" style:family="paragraph" style:parent-style-name="Standard" style:list-style-name="L25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2" style:family="paragraph" style:parent-style-name="Standard" style:list-style-name="L25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3" style:family="paragraph" style:parent-style-name="Standard" style:list-style-name="L25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4" style:family="paragraph" style:parent-style-name="Standard" style:list-style-name="L25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5" style:family="paragraph" style:parent-style-name="Standard" style:list-style-name="L25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6" style:family="paragraph" style:parent-style-name="Standard" style:list-style-name="L25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7" style:family="paragraph" style:parent-style-name="Standard" style:list-style-name="L25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8" style:family="paragraph" style:parent-style-name="Standard" style:list-style-name="L25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9" style:family="paragraph" style:parent-style-name="Standard" style:list-style-name="L26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0" style:family="paragraph" style:parent-style-name="Standard" style:list-style-name="L26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1" style:family="paragraph" style:parent-style-name="Standard" style:list-style-name="L26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2" style:family="paragraph" style:parent-style-name="Standard" style:list-style-name="L26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3" style:family="paragraph" style:parent-style-name="Standard" style:list-style-name="L26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4" style:family="paragraph" style:parent-style-name="Standard" style:list-style-name="L26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5" style:family="paragraph" style:parent-style-name="Standard" style:list-style-name="L26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6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7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8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9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0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1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2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3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4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5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6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7" style:family="paragraph" style:parent-style-name="Standard" style:list-style-name="L2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8" style:family="paragraph" style:parent-style-name="Standard" style:list-style-name="L2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9" style:family="paragraph" style:parent-style-name="Standard" style:list-style-name="L2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0" style:family="paragraph" style:parent-style-name="Standard" style:list-style-name="L2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1" style:family="paragraph" style:parent-style-name="Standard" style:list-style-name="L2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2" style:family="paragraph" style:parent-style-name="Standard" style:list-style-name="L2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3" style:family="paragraph" style:parent-style-name="Standard" style:list-style-name="L2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4" style:family="paragraph" style:parent-style-name="Standard" style:list-style-name="L2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5" style:family="paragraph" style:parent-style-name="Standard" style:list-style-name="L2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6" style:family="paragraph" style:parent-style-name="Standard" style:list-style-name="L2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7" style:family="paragraph" style:parent-style-name="Standard" style:list-style-name="L28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8" style:family="paragraph" style:parent-style-name="Standard" style:list-style-name="L2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9" style:family="paragraph" style:parent-style-name="Standard" style:list-style-name="L2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0" style:family="paragraph" style:parent-style-name="Standard" style:list-style-name="L2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1" style:family="paragraph" style:parent-style-name="Standard" style:list-style-name="L30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2" style:family="paragraph" style:parent-style-name="Standard" style:list-style-name="L30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3" style:family="paragraph" style:parent-style-name="Standard" style:list-style-name="L30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4" style:family="paragraph" style:parent-style-name="Standard" style:list-style-name="L30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5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56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57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58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59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60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61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62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63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64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65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66" style:family="paragraph" style:parent-style-name="Standard" style:list-style-name="L13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67" style:family="paragraph" style:parent-style-name="Standard" style:list-style-name="L14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68" style:family="paragraph" style:parent-style-name="Standard" style:list-style-name="L15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69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70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71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72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73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74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75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76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77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78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79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80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81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82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83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84" style:family="paragraph" style:parent-style-name="Standard" style:list-style-name="L16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85" style:family="paragraph" style:parent-style-name="Standard" style:list-style-name="L22">
      <style:paragraph-properties fo:margin-left="0cm" fo:margin-right="0cm" fo:text-align="start" style:justify-single-word="false" fo:text-indent="0cm" style:auto-text-indent="false"/>
      <style:text-properties fo:font-size="12pt" fo:font-weight="normal" fo:background-color="#ff950e" style:font-size-asian="12pt" style:font-weight-asian="normal" style:font-size-complex="12pt" style:font-weight-complex="normal"/>
    </style:style>
    <style:style style:name="P186" style:family="paragraph" style:parent-style-name="Standard" style:list-style-name="L23">
      <style:paragraph-properties fo:margin-left="0cm" fo:margin-right="0cm" fo:text-align="start" style:justify-single-word="false" fo:text-indent="0cm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187" style:family="paragraph" style:parent-style-name="Standard" style:list-style-name="L23">
      <style:paragraph-properties fo:margin-left="0cm" fo:margin-right="0cm" fo:text-align="start" style:justify-single-word="false" fo:text-indent="0cm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188" style:family="paragraph" style:parent-style-name="Standard" style:list-style-name="L23">
      <style:paragraph-properties fo:margin-left="0cm" fo:margin-right="0cm" fo:text-align="start" style:justify-single-word="false" fo:text-indent="0cm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189" style:family="paragraph" style:parent-style-name="Standard" style:list-style-name="L23">
      <style:paragraph-properties fo:margin-left="0cm" fo:margin-right="0cm" fo:text-align="start" style:justify-single-word="false" fo:text-indent="0cm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190" style:family="paragraph" style:parent-style-name="Standard" style:list-style-name="L23">
      <style:paragraph-properties fo:margin-left="0cm" fo:margin-right="0cm" fo:text-align="start" style:justify-single-word="false" fo:text-indent="0cm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3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94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95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96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97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98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99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00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01" style:family="paragraph" style:parent-style-name="Standard" style:list-style-name="L27">
      <style:paragraph-properties fo:margin-left="0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02" style:family="paragraph" style:parent-style-name="Standard" style:list-style-name="L10">
      <style:paragraph-properties fo:margin-left="-1.251cm" fo:margin-right="0cm" fo:text-align="justify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203" style:family="paragraph" style:parent-style-name="Standard" style:list-style-name="L10">
      <style:paragraph-properties fo:margin-left="-1.251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size-asian="12pt" style:font-weight-asian="normal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size-asian="12pt"/>
    </style:style>
    <style:style style:name="T8" style:family="text">
      <style:text-properties style:font-name="DejaVu Sans" style:font-name-asian="DejaVu Sans" style:font-name-complex="DejaVu Sans"/>
    </style:style>
    <style:style style:name="T9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10" style:family="text">
      <style:text-properties style:font-name="Nimbus Roman No9 L" style:font-name-asian="DejaVu Sans1" style:font-name-complex="Lucidasans"/>
    </style:style>
    <style:style style:name="T11" style:family="text">
      <style:text-properties style:font-name="Nimbus Roman No9 L" fo:font-weight="normal" style:font-name-asian="DejaVu Sans1" style:font-weight-asian="normal" style:font-name-complex="Lucidasans" style:font-weight-complex="normal"/>
    </style:style>
    <style:style style:name="T12" style:family="text">
      <style:text-properties style:font-name="Nimbus Roman No9 L" fo:font-weight="normal" style:font-name-asian="DejaVu Sans" style:font-weight-asian="normal" style:font-name-complex="DejaVu Sans" style:font-weight-complex="normal"/>
    </style:style>
    <style:style style:name="T13" style:family="text">
      <style:text-properties fo:color="#800000"/>
    </style:style>
    <style:style style:name="T14" style:family="text">
      <style:text-properties fo:color="#eb613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7.62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74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1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28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5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2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09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6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3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90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71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74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1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28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5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2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09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6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3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9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78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1.886cm" text:min-label-width="0.635cm"/>
      </text:list-level-style-number>
      <text:list-level-style-number text:level="2" text:style-name="Numbering_20_Symbols" style:num-suffix="." style:num-format="1">
        <style:list-level-properties text:space-before="3.156cm" text:min-label-width="0.635cm"/>
      </text:list-level-style-number>
      <text:list-level-style-number text:level="3" text:style-name="Numbering_20_Symbols" style:num-suffix="." style:num-format="1">
        <style:list-level-properties text:space-before="4.426cm" text:min-label-width="0.635cm"/>
      </text:list-level-style-number>
      <text:list-level-style-number text:level="4" text:style-name="Numbering_20_Symbols" style:num-suffix="." style:num-format="1">
        <style:list-level-properties text:space-before="5.696cm" text:min-label-width="0.635cm"/>
      </text:list-level-style-number>
      <text:list-level-style-number text:level="5" text:style-name="Numbering_20_Symbols" style:num-suffix="." style:num-format="1">
        <style:list-level-properties text:space-before="6.966cm" text:min-label-width="0.635cm"/>
      </text:list-level-style-number>
      <text:list-level-style-number text:level="6" text:style-name="Numbering_20_Symbols" style:num-suffix="." style:num-format="1">
        <style:list-level-properties text:space-before="8.236cm" text:min-label-width="0.635cm"/>
      </text:list-level-style-number>
      <text:list-level-style-number text:level="7" text:style-name="Numbering_20_Symbols" style:num-suffix="." style:num-format="1">
        <style:list-level-properties text:space-before="9.506cm" text:min-label-width="0.635cm"/>
      </text:list-level-style-number>
      <text:list-level-style-number text:level="8" text:style-name="Numbering_20_Symbols" style:num-suffix="." style:num-format="1">
        <style:list-level-properties text:space-before="10.776cm" text:min-label-width="0.635cm"/>
      </text:list-level-style-number>
      <text:list-level-style-number text:level="9" text:style-name="Numbering_20_Symbols" style:num-suffix="." style:num-format="1">
        <style:list-level-properties text:space-before="12.046cm" text:min-label-width="0.635cm"/>
      </text:list-level-style-number>
      <text:list-level-style-number text:level="10" text:style-name="Numbering_20_Symbols" style:num-suffix="." style:num-format="1">
        <style:list-level-properties text:space-before="13.316cm" text:min-label-width="0.635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1.866cm" text:min-label-width="0.635cm"/>
      </text:list-level-style-number>
      <text:list-level-style-number text:level="2" text:style-name="Numbering_20_Symbols" style:num-suffix="." style:num-format="1">
        <style:list-level-properties text:space-before="3.136cm" text:min-label-width="0.635cm"/>
      </text:list-level-style-number>
      <text:list-level-style-number text:level="3" text:style-name="Numbering_20_Symbols" style:num-suffix="." style:num-format="1">
        <style:list-level-properties text:space-before="4.406cm" text:min-label-width="0.635cm"/>
      </text:list-level-style-number>
      <text:list-level-style-number text:level="4" text:style-name="Numbering_20_Symbols" style:num-suffix="." style:num-format="1">
        <style:list-level-properties text:space-before="5.676cm" text:min-label-width="0.635cm"/>
      </text:list-level-style-number>
      <text:list-level-style-number text:level="5" text:style-name="Numbering_20_Symbols" style:num-suffix="." style:num-format="1">
        <style:list-level-properties text:space-before="6.946cm" text:min-label-width="0.635cm"/>
      </text:list-level-style-number>
      <text:list-level-style-number text:level="6" text:style-name="Numbering_20_Symbols" style:num-suffix="." style:num-format="1">
        <style:list-level-properties text:space-before="8.216cm" text:min-label-width="0.635cm"/>
      </text:list-level-style-number>
      <text:list-level-style-number text:level="7" text:style-name="Numbering_20_Symbols" style:num-suffix="." style:num-format="1">
        <style:list-level-properties text:space-before="9.486cm" text:min-label-width="0.635cm"/>
      </text:list-level-style-number>
      <text:list-level-style-number text:level="8" text:style-name="Numbering_20_Symbols" style:num-suffix="." style:num-format="1">
        <style:list-level-properties text:space-before="10.756cm" text:min-label-width="0.635cm"/>
      </text:list-level-style-number>
      <text:list-level-style-number text:level="9" text:style-name="Numbering_20_Symbols" style:num-suffix="." style:num-format="1">
        <style:list-level-properties text:space-before="12.026cm" text:min-label-width="0.635cm"/>
      </text:list-level-style-number>
      <text:list-level-style-number text:level="10" text:style-name="Numbering_20_Symbols" style:num-suffix="." style:num-format="1">
        <style:list-level-properties text:space-before="13.296cm" text:min-label-width="0.635cm"/>
      </text:list-level-style-number>
    </text:list-style>
    <text:list-style style:name="L27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3.1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4.38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65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9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8.197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9.467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737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2.007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3.277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547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3.13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4.40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.67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6.94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8.21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9.48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0.75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2.02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3.29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4.566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7.6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8.25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8.89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tab/><text:tab/><text:tab/><text:tab/><text:span text:style-name="T1">Resumo de Livro: <text:s/>CARVALHAL, E.D. </text:span></text:p>
      <text:p text:style-name="Standard"/>
      <text:p text:style-name="Standard"><text:s text:c="2"/></text:p>
      <text:p text:style-name="P1">Título: Negociação e administração de Conflitos: </text:p>
      <text:p text:style-name="P1"/>
      <text:p text:style-name="P1"><text:tab/><text:span text:style-name="T6">Ê</text:span><text:span text:style-name="T5">xito em Negociações é igual a planejamento mais organização mais comunicação mais credibilidade.</text:span></text:p>
      <text:p text:style-name="P4"><text:tab/>Negociar trata de interesses antagônicos e comuns em torno do que é valorizado, resolver conflitos e aproveitar oportunidades.</text:p>
      <text:p text:style-name="P4"><text:tab/>As tensões decorrem da expectativas do envolvimento das pessoas em situações conflituosas.</text:p>
      <text:p text:style-name="P4"/>
      <text:p text:style-name="P1"><text:span text:style-name="T5"><text:tab/></text:span><text:span text:style-name="T4">Conflitos: tipos , causas e formas de intervir </text:span></text:p>
      <text:list text:style-name="L1">
        <text:list-item>
          <text:p text:style-name="P27">Tipos <text:s/>de conflitos: interpessoais, intergrupais, intrapessoais, e interorganizacionais;</text:p>
        </text:list-item>
        <text:list-item>
          <text:p text:style-name="P27">Causas dos conflitos: causas reais e causas emocionais;</text:p>
        </text:list-item>
        <text:list-item>
          <text:p text:style-name="P27">Formas de intervir: conciliação e mediação;</text:p>
        </text:list-item>
        <text:list-item>
          <text:p text:style-name="P27">Formas de administrar conflitos: forma estrutural, intervenção no processo ou intervenção mista</text:p>
        </text:list-item>
      </text:list>
      <text:p text:style-name="P1"/>
      <text:p text:style-name="P1"><text:tab/><text:span text:style-name="T4">Abordagens de Negociação</text:span></text:p>
      <text:p text:style-name="P1"><text:span text:style-name="T4"><text:tab/></text:span><text:span text:style-name="T5">São dispostas em duas : teóricas e práticas. As teóricas: prescritivo e descritivo. As práticas: integrativa e distributiva.</text:span></text:p>
      <text:p text:style-name="P4"/>
      <text:p text:style-name="P1"><text:span text:style-name="T5"><text:s/><text:tab/></text:span><text:span text:style-name="T4">Conceitos Fudamentais</text:span></text:p>
      <text:p text:style-name="P11"><text:tab/></text:p>
      <text:p text:style-name="P19"><text:tab/><text:tab/><text:tab/>“Negociação é um processo de interação potencialmente oportunista, pelo qual duas ou mais <text:tab/><text:tab/><text:tab/>partes, <text:tab/>com algum conflito aparente, buscam fazer o melhor acordo <text:tab/><text:tab/><text:tab/><text:tab/><text:tab/><text:tab/>através de ações decididas conjuntamente ao invés do que podera ser feito por outras <text:tab/><text:tab/><text:tab/><text:tab/>maneiras”( Lax e Sebenius, 1986).</text:p>
      <text:p text:style-name="P19"/>
      <text:p text:style-name="P5"><text:tab/></text:p>
      <text:list text:style-name="L2">
        <text:list-item>
          <text:p text:style-name="P31">Necessidades e interesses</text:p>
        </text:list-item>
        <text:list-item>
          <text:p text:style-name="P31">Objeto e Escopo</text:p>
        </text:list-item>
        <text:list-item>
          <text:p text:style-name="P31">Objetivos e posições</text:p>
        </text:list-item>
        <text:list-item>
          <text:p text:style-name="P31">Moedas de Troca , valores e argumentos</text:p>
        </text:list-item>
        <text:list-item>
          <text:p text:style-name="P31">Limites, pontos de recuo e MACNA</text:p>
        </text:list-item>
      </text:list>
      <text:p text:style-name="P4"/>
      <text:p text:style-name="P3"><text:tab/>Aspectos Relacionais <text:s/>e Substantivos</text:p>
      <text:list text:style-name="L3">
        <text:list-item>
          <text:p text:style-name="P36">A manifestação mais intensa dos aspectos relacionais e substantivo altera-se no decorrer do processo , por isso compreender a natureza das fazes e dos estágios é essencial;</text:p>
        </text:list-item>
        <text:list-item>
          <text:p text:style-name="P36">Todo negociador tem dois tipos de interesse: na substancia e na relação.</text:p>
        </text:list-item>
        <text:list-item>
          <text:p text:style-name="P36">É fundamental desenvolver a habilidade de indentificar os planos onde ocorrem os conflitos e de que maneira as abordagens podem ter uma probabilidade maior de exito.</text:p>
        </text:list-item>
      </text:list>
      <text:p text:style-name="P3"/>
      <text:p text:style-name="P3"/>
      <text:p text:style-name="P3"/>
      <text:p text:style-name="P3"><text:soft-page-break/><text:tab/></text:p>
      <text:p text:style-name="P3">O processo de Negociação </text:p>
      <text:p text:style-name="P4"><text:tab/>O processo de negociações pode ser dividido em fases: Planejamento, Execução e Controle. </text:p>
      <text:p text:style-name="P4"><text:tab/>A fase de Planejamento tem os seguintes estágios: planejamento e preparação. A fase de Execução tem os seguintes estágios: preliminar, abertura, exploração, encerramento. E a fase de Controle possue como estágios: <text:s/>o controle de condições e avaliação.</text:p>
      <text:p text:style-name="P4"/>
      <text:p text:style-name="P4">Em negociações simples o processo é intuitivo. Mas em negociações complexas cada fase e detalhada em estágios e cada estágio é trabalhado.</text:p>
      <text:p text:style-name="P4">No planejamento o negociador pensa na espinha dorsal que sustenta suas ações.</text:p>
      <text:p text:style-name="P4"/>
      <text:p text:style-name="P3">Estratégias e táticas nas Negociações </text:p>
      <text:p text:style-name="P4"/>
      <text:list text:style-name="L4">
        <text:list-item>
          <text:p text:style-name="P39">Normalmente , não se altera a estratégia ( somente quando as circunstâncias mudam);</text:p>
        </text:list-item>
        <text:list-item>
          <text:p text:style-name="P39">Quando o número de atores e interesses é grande, um mapa de partes se faz adequado;</text:p>
        </text:list-item>
      </text:list>
      <text:p text:style-name="P4">O modelo de Partes possue quatro dimensões:</text:p>
      <text:list text:style-name="L5">
        <text:list-item>
          <text:p text:style-name="P41">vertical interna;</text:p>
        </text:list-item>
        <text:list-item>
          <text:p text:style-name="P41">interna;</text:p>
        </text:list-item>
        <text:list-item>
          <text:p text:style-name="P41">horizontal e;</text:p>
        </text:list-item>
        <text:list-item>
          <text:p text:style-name="P41">vertical externa.</text:p>
        </text:list-item>
      </text:list>
      <text:p text:style-name="P4">A conexão entre o objeto de negociação, as partes envolvidas e os interesses em jogo em cada dimensão requer um planejamento estruturado. Ele se inicia nos aspectos mais gerais e se dirige para os mais especifícos.</text:p>
      <text:p text:style-name="P4"/>
      <text:p text:style-name="P4">Planejamento e Organização</text:p>
      <text:list text:style-name="L6">
        <text:list-item>
          <text:p text:style-name="P45">analise ambiental;</text:p>
        </text:list-item>
        <text:list-item>
          <text:p text:style-name="P45">analise quantitativa;</text:p>
        </text:list-item>
        <text:list-item>
          <text:p text:style-name="P45">analise qualitativa;</text:p>
        </text:list-item>
        <text:list-item>
          <text:p text:style-name="P45">planejamento tático;</text:p>
        </text:list-item>
        <text:list-item>
          <text:p text:style-name="P45">Simulação (negociações complexas);</text:p>
        </text:list-item>
      </text:list>
      <text:p text:style-name="P4">Posicionamento estratégico e passos táticos:</text:p>
      <text:p text:style-name="P4"/>
      <text:list text:style-name="L7">
        <text:list-item>
          <text:p text:style-name="P50">uso do poder;</text:p>
        </text:list-item>
        <text:list-item>
          <text:p text:style-name="P50">fuga;</text:p>
        </text:list-item>
        <text:list-item>
          <text:p text:style-name="P50">amaciamento;</text:p>
        </text:list-item>
        <text:list-item>
          <text:p text:style-name="P50">barganha;</text:p>
        </text:list-item>
        <text:list-item>
          <text:p text:style-name="P50">integração;</text:p>
        </text:list-item>
      </text:list>
      <text:p text:style-name="P6"/>
      <text:p text:style-name="P3">Desequilíbrio, comportamento ético e comunicação</text:p>
      <text:list text:style-name="L8">
        <text:list-item>
          <text:p text:style-name="P55">O uso da informação , do tempo e do poder;</text:p>
        </text:list-item>
      </text:list>
      <text:p text:style-name="P13"><text:tab/>“O sucesso provém não apenas de ter boas cartas, mas da análise de toda situação, para que <text:s text:c="2"/>cartas possam ser jogadas com habilidade”.(XXX, aaaa).</text:p>
      <text:list text:style-name="L9">
        <text:list-item>
          <text:p text:style-name="P56">Manipulação e comportamento ético nas negociações:</text:p>
          <text:list>
            <text:list-item>
              <text:p text:style-name="P56">a médio e longo prazos os manipuladores concientes tendem a perder a credibilidade;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Intercâmbio de informação</text:p>
      <text:list text:style-name="L10">
        <text:list-item>
          <text:p text:style-name="P58">negociadores habilidosos passam 38,5% do seu tempo obtendo e esclarendo informações;</text:p>
        </text:list-item>
        <text:list-item>
          <text:p text:style-name="P58">quando a abordagem competitiva é predominante, o tratamento da informação afetará o desenvolvimento do processo e seus resultados (pela omissão, retardamento ou distorção);</text:p>
        </text:list-item>
        <text:list-item>
          <text:p text:style-name="P58">quando a abordagem integrativa é predominante , o tratamento da informação (pela presteza, objetividade, e clareza) contribuirá para que a maximização dos resultados e dos relacionamentos possa ser alcançada;</text:p>
          <text:p text:style-name="P58"/>
          <text:p text:style-name="P58"/>
          <text:p text:style-name="P202"/>
          <text:p text:style-name="P203">Maximização de resultados e relacionamentos </text:p>
        </text:list-item>
      </text:list>
      <text:p text:style-name="P8"/>
      <text:p text:style-name="P7"><text:span text:style-name="T7"><text:tab/>Q</text:span><text:span text:style-name="T3">uando <text:s/>há compartilhamento de dados e informações sobre suas respectivas necessidade e interesses , as alternativas , a possibilidade de encontrar um ponto em de equilíbrio ótimo aumenta.</text:span></text:p>
      <text:p text:style-name="P13"><text:tab/></text:p>
      <text:p text:style-name="P8">A busca do resultado ótimo</text:p>
      <text:list text:style-name="L11">
        <text:list-item>
          <text:p text:style-name="P63">jogos “ganha-ganha”</text:p>
        </text:list-item>
        <text:list-item>
          <text:p text:style-name="P63">atingir a satisfação de suas necessidades, sem prejudicar os resultados de outras partes</text:p>
          <text:list>
            <text:list-item>
              <text:p text:style-name="P63">abordagens cooperativas</text:p>
            </text:list-item>
          </text:list>
        </text:list-item>
      </text:list>
      <text:p text:style-name="P13"/>
      <text:p text:style-name="P8">ASPECTOS RELACIONAIS </text:p>
      <text:p text:style-name="P8"/>
      <text:p text:style-name="P13">Negociação no plano relacional</text:p>
      <text:list text:style-name="L12">
        <text:list-item>
          <text:p text:style-name="P66">com a negociação é possível construir um resultado que maximize os ganhos para as partes;</text:p>
        </text:list-item>
        <text:list-item>
          <text:p text:style-name="P66">conhecer o outro negociador torna-se essencial. s percepções são sempre objetos de negociação;</text:p>
        </text:list-item>
        <text:list-item>
          <text:p text:style-name="P66">perceber como o outro percebe a negociação não significa concordar com o seu ponto de vista;</text:p>
        </text:list-item>
        <text:list-item>
          <text:p text:style-name="P66">cada negociador apresenta um estilo predominante;</text:p>
        </text:list-item>
        <text:list-item>
          <text:p text:style-name="P66">novas condições impõe que acordos sejam repactuados;</text:p>
          <text:p text:style-name="P66"/>
        </text:list-item>
      </text:list>
      <text:p text:style-name="P13">Principais aspectos relacionais presentes nas Negociações</text:p>
      <text:list text:style-name="L13">
        <text:list-item>
          <text:p text:style-name="P155">toda negociação requer um planejamento que leve em consideração quais as forças, fraquezas, oportunidades e ameaças que o resultado da negociação representará;</text:p>
        </text:list-item>
        <text:list-item>
          <text:p text:style-name="P155">estaremos bem mas preparados para negociar quano conhecermos com a outra parte historicamente age;</text:p>
        </text:list-item>
        <text:list-item>
          <text:p text:style-name="P155">algumas pessoas têm personalidades mais dominadoras, outras, submissas ou evasivas;</text:p>
        </text:list-item>
        <text:list-item>
          <text:p text:style-name="P155">os diferentes tipos de personalidade responderão de forma distinta ao estresse à frustração, ao êxito, ao reconhecimento de suas próprias ações;</text:p>
        </text:list-item>
        <text:list-item>
          <text:p text:style-name="P155">a persepção, a capasidade de fazer juizo de valor e a comunicação possibilitm canais de intereção facilitando a compreensão e a integração das partes</text:p>
        </text:list-item>
        <text:list-item>
          <text:p text:style-name="P155">devemos manter um canal relacional aberto com o competidor. Fazendo isso estaremos nos preparando para competir de forma sustentável com os demais.</text:p>
        </text:list-item>
        <text:list-item>
          <text:p text:style-name="P155">podemos potencializar oportuniddes para obter informações , criar cinergias, entender preferências da outra parte, reduzir o nosso custo e maximizar os resultados;</text:p>
          <text:p text:style-name="P155">Assim, são aspectos relacionais presentes nas negociações:</text:p>
          <text:list>
            <text:list-item>
              <text:list>
                <text:list-item>
                  <text:p text:style-name="P155">aspectos psicológicos;</text:p>
                </text:list-item>
                <text:list-item>
                  <text:p text:style-name="P155">aspectos da diverdidade cultural </text:p>
                </text:list-item>
                <text:list-item>
                  <text:p text:style-name="P155"><text:soft-page-break/>aspecto de histórico de ações e virtudes</text:p>
                </text:list-item>
                <text:list-item>
                  <text:p text:style-name="P155">aspectos de natureza da representatividade das partes</text:p>
                </text:list-item>
              </text:list>
            </text:list-item>
          </text:list>
        </text:list-item>
      </text:list>
      <text:p text:style-name="P12">Habilidade de Relacionamento</text:p>
      <text:list text:style-name="L14">
        <text:list-item>
          <text:p text:style-name="P167">inteligência emocional;</text:p>
        </text:list-item>
      </text:list>
      <text:list text:style-name="L15">
        <text:list-item>
          <text:p text:style-name="P168">inteligência racional;</text:p>
        </text:list-item>
      </text:list>
      <text:p text:style-name="P12"/>
      <text:p text:style-name="P12"><text:tab/>Características relacionais pessoais podem ser desenvolvidadas por meio de treinamento e pela vontade de mudar. </text:p>
      <text:p text:style-name="P12"/>
      <text:p text:style-name="P12">Percepção e emoção</text:p>
      <text:list text:style-name="L16">
        <text:list-item>
          <text:p text:style-name="P169">o ser humano acredita que sua percepção do ambiente corresponde à realidade objetiva;</text:p>
        </text:list-item>
        <text:list-item>
          <text:p text:style-name="P169">a possibilidade de equívoco é amplificada quando as diferentes percepções da realidade são desconsideradas;</text:p>
        </text:list-item>
        <text:list-item>
          <text:p text:style-name="P169">os primeros conttos , especialmente os primeiros momento relacionais, deverão ser tratados cuidadosamente, pois tenderão a afetar comportamento posteriores das partes;</text:p>
        </text:list-item>
        <text:list-item>
          <text:p text:style-name="P169">para melhorar diagnosticar a percepção da outra parte sobre determinada situação, uma alternativa possível é pesquisar (de forma bem projetada), com planos de pesquisa para orientar a pesquisa;</text:p>
        </text:list-item>
        <text:list-item>
          <text:p text:style-name="P169">por meio de analise contínua de suas interações com os seus interlocutores mais frequentes de negociação o negociador aprende:</text:p>
          <text:list>
            <text:list-item>
              <text:p text:style-name="P169">o que fazer;</text:p>
            </text:list-item>
            <text:list-item>
              <text:p text:style-name="P169">como reagir;</text:p>
            </text:list-item>
            <text:list-item>
              <text:p text:style-name="P169">de que forma influencia;</text:p>
            </text:list-item>
            <text:list-item>
              <text:p text:style-name="P169"><text:s/>de que forma é persuadido;</text:p>
            </text:list-item>
            <text:list-item>
              <text:p text:style-name="P169">o que o leva a conceder mais ou menos a esse interlocutor;</text:p>
            </text:list-item>
          </text:list>
        </text:list-item>
        <text:list-item>
          <text:p text:style-name="P169">a fase de planejamento da pesquisa deve incluir a busca sobre os valores, crenças, origens e preferências do interlocutor. (Os contatos devem ser inicados por assunto não polêmicos)</text:p>
        </text:list-item>
        <text:list-item>
          <text:p text:style-name="P169">se o negociador objetivar a construção e fortalecimento de sinergias então deverá tratar de entender as necessidades, interesses, desejos e paixões, sim a interferência de temas polêmicos</text:p>
        </text:list-item>
        <text:list-item>
          <text:p text:style-name="P169">o negociador deve evitar que o processo de negociação se torne prolixo e desfocado do escopo do planejado;</text:p>
        </text:list-item>
        <text:list-item>
          <text:p text:style-name="P169">os funcionários de todos os níveis da organização deverão ter suas indagações e questionamentos levados em consideração;</text:p>
        </text:list-item>
        <text:list-item>
          <text:p text:style-name="P169">Não há objetividade sem participação do outro</text:p>
        </text:list-item>
        <text:list-item>
          <text:p text:style-name="P169">deve-se separar as partes de criar e analizar opções das de julgar e decidir. E para que isso ocorra é necessário um boa coordenação.</text:p>
        </text:list-item>
      </text:list>
      <text:p text:style-name="P21"/>
      <text:p text:style-name="P21">Coordenação e Decisão</text:p>
      <text:list text:style-name="L17">
        <text:list-item>
          <text:p text:style-name="P72">os interlocutores devem ser ouvidos e estar sitonizados na mesma fequência para favorecer a construção de acordo positivo</text:p>
        </text:list-item>
        <text:list-item>
          <text:p text:style-name="P72">o lider de um equipe negociadorea deve coordenar as ações de seus menbros para evitar que a outra parte fique sob-ataque pessoal.</text:p>
        </text:list-item>
        <text:list-item>
          <text:p text:style-name="P72">coordenar o relacionamento entre as partes durante a negociação e também nas fazes seguintes para favorecer a execução e o monitoramento do projeto ou produto final;</text:p>
        </text:list-item>
        <text:list-item>
          <text:p text:style-name="P72">analisar os pontos que compoem as alternativas apresentadas de forma coordenada para contrituir com o clima de confiança mútua e engajamento;</text:p>
        </text:list-item>
        <text:list-item>
          <text:p text:style-name="P72">da análise passa-se ao julgamento</text:p>
          <text:list>
            <text:list-item>
              <text:p text:style-name="P72">não inferir sobre a intenção dos outros apartir de seu proprios preconceitos para:</text:p>
              <text:list>
                <text:list-item>
                  <text:p text:style-name="P72"><text:soft-page-break/>premitir a observação de sutis mudanças de posição durante a negociação;</text:p>
                </text:list-item>
                <text:list-item>
                  <text:p text:style-name="P72">constribuir para surgimento de novas idéias e possibiltar a diversificação de opções; </text:p>
                </text:list-item>
              </text:list>
            </text:list-item>
          </text:list>
        </text:list-item>
        <text:list-item>
          <text:p text:style-name="P72">os líderes de de projeto devem participar das fase de proposta e construção de acordos para evitar qua tenha visões distorcidas do acordado durante a fase implantação</text:p>
        </text:list-item>
        <text:list-item>
          <text:p text:style-name="P72">repassar o ocorrido durante a interação entre os líderes do projeto para favorecer o engajamento e fortalecer a confiaça de equipe </text:p>
        </text:list-item>
        <text:list-item>
          <text:p text:style-name="P72">muitas são as armadilhas que conspiram contra a confiança. Entre elas distacam-se as associadas ao problemas de identidade entre seus aspectos verbais e não-verbais</text:p>
          <text:p text:style-name="P72"/>
          <text:p text:style-name="P72"><text:s text:c="2"/></text:p>
        </text:list-item>
      </text:list>
      <text:p text:style-name="P22">Comunicação Verbal e Não-Verbal</text:p>
      <text:list text:style-name="L18">
        <text:list-item>
          <text:p text:style-name="P85">é preciso conhecer os elementos associados ao processo de comunicação.</text:p>
        </text:list-item>
        <text:list-item>
          <text:p text:style-name="P85">para que suas posições relacionais sejam favorecidas, as características que os gerentes de projeto e negociadores precisam fortalecer são:</text:p>
          <text:list>
            <text:list-item>
              <text:p text:style-name="P85">passar de forma clara , objetiva, e expressiva as idéias;</text:p>
            </text:list-item>
            <text:list-item>
              <text:p text:style-name="P85">aplicar-se para perceber o que as outras expressam;</text:p>
            </text:list-item>
            <text:list-item>
              <text:p text:style-name="P85">persuadir, induzir, influenciar a outra parte a decidir;</text:p>
            </text:list-item>
          </text:list>
        </text:list-item>
        <text:list-item>
          <text:p text:style-name="P85">ser capaz de transmitir e controlar as emoções;</text:p>
        </text:list-item>
        <text:list-item>
          <text:p text:style-name="P85">por meio de leitura da linguagem corporal o negociador pode perceber o nível de interesse dos interlocutres</text:p>
        </text:list-item>
        <text:list-item>
          <text:p text:style-name="P85">é preciso que o interlocutor esteja atento para a linguagem verbal e não-verbal;</text:p>
        </text:list-item>
        <text:list-item>
          <text:p text:style-name="P85">a escolha do canal de comunicação pode facilitar ou dificultar o entendimento da mensagem</text:p>
        </text:list-item>
        <text:list-item>
          <text:p text:style-name="P85">deve-se <text:s/>alinhar o não -verbal à mensagem transmitida. Para isso deve haver planejamento.</text:p>
        </text:list-item>
        <text:list-item>
          <text:p text:style-name="P85">deve-se considerar o uso de todo os recurso de comunicação para reduzir qualquer possibilidade de mal entendimento;</text:p>
        </text:list-item>
        <text:list-item>
          <text:p text:style-name="P85">ouvir não é facil mas é valioso. Deve-se ouvir primeiro e falar depois</text:p>
        </text:list-item>
        <text:list-item>
          <text:p text:style-name="P85">ouvir e perceber as intensões do que é expresso são importantes habilidade as serem utilizadas na negociação e favorecer um clima propício ao esclarecimento de questões relacionais delicadas.</text:p>
        </text:list-item>
      </text:list>
      <text:p text:style-name="P14"/>
      <text:p text:style-name="P14">Clima e relacionamento</text:p>
      <text:list text:style-name="L19">
        <text:list-item>
          <text:p text:style-name="P98">é necessário <text:s/>focalizar o relacionamento para alcançar objetivos que evoluam outras pessoas.</text:p>
        </text:list-item>
        <text:list-item>
          <text:p text:style-name="P98">deve-se definir as expectativas e regra do jogo num clima positivo , com responsabilidade, alinhando as equipes para obter resultados ambiciosos</text:p>
        </text:list-item>
        <text:list-item>
          <text:p text:style-name="P98">avaliar a situação apartir do ponto de vista do outro para aumentar as possibilidade de estabelecer relações de confiança e contruir relacionamentos geradores de acordos.</text:p>
        </text:list-item>
      </text:list>
      <text:p text:style-name="P14"/>
      <text:p text:style-name="P14">Interdependências</text:p>
      <text:p text:style-name="P14">As interdependências entre atividades são diretamente proporcionais à necessidade de atuação gerencia de concepções e de negociação</text:p>
      <text:list text:style-name="L20">
        <text:list-item>
          <text:p text:style-name="P101">interação pessoal baixa</text:p>
        </text:list-item>
        <text:list-item>
          <text:p text:style-name="P101">interação pessoal alta</text:p>
        </text:list-item>
        <text:list-item>
          <text:p text:style-name="P101">interação pessoal muito alta</text:p>
        </text:list-item>
      </text:list>
      <text:p text:style-name="P14"><text:tab/>Deve-se entender claramente as necessidades dos clientes. <text:tab/>Deve-se trabalhar em equipe para entender as necessidades dos clientes. </text:p>
      <text:p text:style-name="P14"><text:tab/>Também deve-se reconhecer a importância entre as interdependências.</text:p>
      <text:p text:style-name="P14"><text:tab/>Se o gestor quiser negociar e elaborar sistemas estimuladores de motivação e ? para sua equipe e se quiser que esses sistemas atendam ao interesses dependentes de todos os stakholders a curto, médio e longo prazos, então o gestor deve entender claramente como ocorrem as interações sob sua responsabilidade.</text:p>
      <text:p text:style-name="P14"><text:soft-page-break/></text:p>
      <text:p text:style-name="P9">Critérios <text:s/>procedimentos objetivos</text:p>
      <text:p text:style-name="P14"><text:s/>A busca de critérios deve ser uma ação conjunta das partes </text:p>
      <text:p text:style-name="P1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3">PROCESSO= busca de critérios+ defesa de interesses +construção de um concenso</text:p>
          </table:table-cell>
        </table:table-row>
      </table:table>
      <text:p text:style-name="P14"/>
      <text:p text:style-name="P14">Negociações baseada em princípios:</text:p>
      <text:list text:style-name="L21">
        <text:list-item>
          <text:p text:style-name="P104">separar o problema dos pessoas.</text:p>
        </text:list-item>
        <text:list-item>
          <text:p text:style-name="P104">concentrar-se nos interesses.</text:p>
        </text:list-item>
        <text:list-item>
          <text:p text:style-name="P104">inventar opções de ganhos mútuos.</text:p>
        </text:list-item>
        <text:list-item>
          <text:p text:style-name="P104">utilizar critérios objetivos (para conduzir a propostas irrecusáveis).</text:p>
        </text:list-item>
      </text:list>
      <text:p text:style-name="P16">Qual é o desafio das negociações de qualidade?</text:p>
      <text:list text:style-name="L22">
        <text:list-item>
          <text:p text:style-name="P185">identificar necessidades por trás dos interesses e os interesses por trás das posições e objetivos.</text:p>
        </text:list-item>
      </text:list>
      <text:p text:style-name="P16"/>
      <text:p text:style-name="P17">Interesses e posições </text:p>
      <text:list text:style-name="L23">
        <text:list-item>
          <text:p text:style-name="P186">os interesses resumem as razões</text:p>
        </text:list-item>
        <text:list-item>
          <text:p text:style-name="P186">as posições podem ser entendidas com formas de definir de maneira clara e tornar tangíveis os objetivos, declarar pressupostos.</text:p>
        </text:list-item>
        <text:list-item>
          <text:p text:style-name="P186">o negociador deve trocar informações sobre seus interesses para favorecer o surgimento de opções de ganho mútuo.</text:p>
        </text:list-item>
        <text:list-item>
          <text:p text:style-name="P186">um negocidor experiente deve pensar em soluções alternativas às necessidades. Deve-se buscar soluções realistas.</text:p>
          <text:p text:style-name="P186"/>
        </text:list-item>
      </text:list>
      <text:p text:style-name="P14"><text:span text:style-name="T1">Construção do consenso</text:span><text:tab/></text:p>
      <text:p text:style-name="P14">Toda busca de resultado em contextos complêxos é baseda no princípio da busca de soluções participativas.</text:p>
      <text:p text:style-name="P1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3">construção do consenso <text:span text:style-name="T8">→</text:span><text:span text:style-name="T10"> democracia</text:span></text:p>
          </table:table-cell>
        </table:table-row>
      </table:table>
      <text:p text:style-name="P14"><text:tab/></text:p>
      <text:list text:style-name="L24">
        <text:list-item>
          <text:p text:style-name="P108">minimizar impactos negativos </text:p>
        </text:list-item>
        <text:list-item>
          <text:p text:style-name="P108">maximizar os impactos positivos gerados pelo empreendimento</text:p>
        </text:list-item>
      </text:list>
      <text:p text:style-name="P14"/>
      <text:p text:style-name="P14"><text:tab/>Etapas de construção de consenso:</text:p>
      <text:p text:style-name="P14"/>
      <text:list text:style-name="L25">
        <text:list-item>
          <text:p text:style-name="P110">identificação do problema</text:p>
        </text:list-item>
        <text:list-item>
          <text:p text:style-name="P110">identificação e recrutamento dos participantes</text:p>
        </text:list-item>
        <text:list-item>
          <text:p text:style-name="P110">reunião do processo (fixação de fundos, escolha de local neutro para reuniões e seleção de mediador ou facilitador)</text:p>
        </text:list-item>
        <text:list-item>
          <text:p text:style-name="P110">desenho do processo </text:p>
        </text:list-item>
        <text:list-item>
          <text:p text:style-name="P110">definição e analise do processo</text:p>
        </text:list-item>
        <text:list-item>
          <text:p text:style-name="P110">identificação e avaliação das soluções alternativas</text:p>
        </text:list-item>
        <text:list-item>
          <text:p text:style-name="P110">tomada de decisões </text:p>
        </text:list-item>
        <text:list-item>
          <text:p text:style-name="P110">aprovação do acordo</text:p>
        </text:list-item>
        <text:list-item>
          <text:p text:style-name="P110">implementação do acordo</text:p>
        </text:list-item>
      </text:list>
      <text:p text:style-name="P14"/>
      <text:p text:style-name="P14"><text:tab/>Sete conjuntos de características consideradas mais importantes pelos negociadores :</text:p>
      <text:list text:style-name="L26">
        <text:list-item>
          <text:p text:style-name="P119">Capacidade de planejamento e preparação</text:p>
        </text:list-item>
        <text:list-item>
          <text:p text:style-name="P119">Conhecimento do assunto / tema que esta negociando</text:p>
        </text:list-item>
        <text:list-item>
          <text:p text:style-name="P119"><text:soft-page-break/>Capacidade de raciocinar clara e rapidamente sob pressão e incerteza e decidir</text:p>
        </text:list-item>
        <text:list-item>
          <text:p text:style-name="P119">Habilidade para escutar</text:p>
        </text:list-item>
        <text:list-item>
          <text:p text:style-name="P119">Comunicar-se de forma expressiva ; capacidade de expressar idéias verbalmente;capacidade de convencimento e persuasão</text:p>
        </text:list-item>
        <text:list-item>
          <text:p text:style-name="P119">Integridade e capacidade de ganhar a confiança da outra parte</text:p>
        </text:list-item>
        <text:list-item>
          <text:p text:style-name="P119">Autocontrole e paciência</text:p>
        </text:list-item>
      </text:list>
      <text:p text:style-name="P14">Diferenças <text:s/>individuais e aspectos multiculturais.</text:p>
      <text:p text:style-name="P14"><text:tab/>Se as pessoas preferem associarem-se a outras que apresentam semelhanças com elas na forma como elas percebem, interpretam e agem, pode ocorrer um aumento do distanciamento entre os grupos. Por outro lado a diversidade “pode <text:s/>converter-se em uma fonte de vantagem competitiva sustentável, quando encontra complementaridades num contexto competitivo.</text:p>
      <text:p text:style-name="P14"><text:tab/>Organizações <text:s/>ou projetos com grupos plurais e multicuturais manifestam um potencial positivo para a criatividade, inovação, flexibilidade e solução de problemas. E tendem a apresentar desempenho superior por terem cultura adaptáveis a mudanças. </text:p>
      <text:p text:style-name="P9">A Diversidade nas negociações</text:p>
      <text:p text:style-name="P9"><text:tab/><text:span text:style-name="T2">são: </text:span></text:p>
      <text:list text:style-name="L27">
        <text:list-item>
          <text:p text:style-name="P126">diferenças individuais e aspectos multiculturais</text:p>
          <text:list>
            <text:list-item>
              <text:p text:style-name="P192"><text:span text:style-name="T2">diversidade </text:span><text:span text:style-name="T9">→</text:span><text:span text:style-name="T11"> fonte de vantagem competitiva</text:span><text:span text:style-name="T9">→ </text:span><text:span text:style-name="T12">culturas adaptáveis a mudanças→ desempenho superior</text:span></text:p>
            </text:list-item>
          </text:list>
        </text:list-item>
        <text:list-item>
          <text:p text:style-name="P126">estilos e comportamentos dos negociadores</text:p>
          <text:list>
            <text:list-item>
              <text:p text:style-name="P126">MBTI(Indicador de Tipos Myers-Briggs)</text:p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4">Dimensões <text:s text:c="74"/>Possibilidades</text:p>
          </table:table-cell>
        </table:table-row>
        <table:table-row>
          <table:table-cell table:style-name="Tabela4.A2" office:value-type="string">
            <text:p text:style-name="P24">como a pessoa obtém sua energia? <text:s text:c="23"/>E- extroversão <text:s text:c="2"/>I- Introversão</text:p>
            <text:p text:style-name="P24">como a pessoa percebe? <text:s text:c="40"/>S – sentidos <text:s text:c="6"/>N- Intuição</text:p>
            <text:p text:style-name="P24">como a pessoa decide? <text:s text:c="42"/>P- Pensamento <text:s text:c="2"/>F- Sentimento</text:p>
            <text:p text:style-name="P24">como a pessoa se organiza? <text:s text:c="34"/>J- Julgamento <text:s text:c="4"/>P- Percepção</text:p>
          </table:table-cell>
        </table:table-row>
      </table:table>
      <text:list text:style-name="L27">
        <text:list-item>
          <text:list>
            <text:list-header>
              <text:p text:style-name="P126"/>
            </text:list-header>
            <text:list-item>
              <text:p text:style-name="P126">dominante-condencendente e formal-informal</text:p>
              <text:list>
                <text:list-item>
                  <text:p text:style-name="P193">catalizadores</text:p>
                </text:list-item>
                <text:list-item>
                  <text:p text:style-name="P193">apoiadores</text:p>
                </text:list-item>
                <text:list-item>
                  <text:p text:style-name="P193">analíticos</text:p>
                </text:list-item>
                <text:list-item>
                  <text:p text:style-name="P193">controladores</text:p>
                </text:list-item>
              </text:list>
            </text:list-item>
            <text:list-item>
              <text:p text:style-name="P126"><text:s/>Positive Negotiation Program</text:p>
              <text:list>
                <text:list-item>
                  <text:p text:style-name="P193">persuadir</text:p>
                </text:list-item>
                <text:list-item>
                  <text:p text:style-name="P193">afirmar</text:p>
                </text:list-item>
                <text:list-item>
                  <text:p text:style-name="P193">engajar</text:p>
                </text:list-item>
                <text:list-item>
                  <text:p text:style-name="P193">atrair</text:p>
                </text:list-item>
                <text:list-item>
                  <text:p text:style-name="P193">afastar</text:p>
                </text:list-item>
              </text:list>
            </text:list-item>
            <text:list-item>
              <text:p text:style-name="P126"/>
            </text:list-item>
          </text:list>
        </text:list-item>
      </text:list>
      <text:p text:style-name="P14"><text:tab/></text:p>
      <text:p text:style-name="P14"/>
      <text:list text:style-name="L27">
        <text:list-item text:start-value="1">
          <text:p text:style-name="P126">credibilidade e confiança</text:p>
          <text:list>
            <text:list-item>
              <text:p text:style-name="P126">comunicação</text:p>
            </text:list-item>
            <text:list-item>
              <text:p text:style-name="P126">relacionamento franco</text:p>
              <text:p text:style-name="P126"/>
            </text:list-item>
          </text:list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4">credibilidade e confiança = comunicação + relacionamento franco</text:p>
          </table:table-cell>
        </table:table-row>
      </table:table>
      <text:p text:style-name="P14"/>
      <text:p text:style-name="P14">ASPECTOS SUSBSTANTIVOS</text:p>
      <text:p text:style-name="P14"/>
      <text:p text:style-name="P14"><text:s/>São associados ao conteúdo e são determinantes para qualificar o objeto e os resultados concretos que se espera obter ao final de uma negociação. Podem ser classificados em dois grandes grupos: <text:soft-page-break/><text:span text:style-name="T13">tangíveis e intangíveis.</text:span> </text:p>
      <text:p text:style-name="P14"><text:tab/>Entre os principais aspectos tangíveis, podemos destacar aqueles ligados ao <text:span text:style-name="T14">escopo, aos produtos e serviços</text:span> que estão em jogo. Já intangíveis estão ligados aos <text:span text:style-name="T14">níveis de satisfação</text:span> das partes com a natureza do processo de negociação e sua qualidade , <text:span text:style-name="T14">pauta e agenda</text:span>, <text:span text:style-name="T14">estratégia e processo decisório</text:span>, além dos <text:span text:style-name="T14">cronogramas</text:span> e das <text:span text:style-name="T14">metas intermediarias</text:span> a serem atingidas.</text:p>
      <text:p text:style-name="P14"><text:tab/><text:span text:style-name="T1">Negociação no plano substantivo</text:span></text:p>
      <text:p text:style-name="P14"><text:tab/>É fundamental conhecer a maior quantidade de informações associadas à satisfação de suas necessidades.</text:p>
      <text:p text:style-name="P14"><text:tab/><text:tab/>Objetos de negociação:</text:p>
      <text:list text:style-name="L28">
        <text:list-item>
          <text:p text:style-name="P137">características técnicas e qualidade esperada de produtos e serviços</text:p>
        </text:list-item>
        <text:list-item>
          <text:p text:style-name="P137">quantidades, </text:p>
        </text:list-item>
        <text:list-item>
          <text:p text:style-name="P137">garantias</text:p>
        </text:list-item>
        <text:list-item>
          <text:p text:style-name="P137">prazos,</text:p>
        </text:list-item>
        <text:list-item>
          <text:p text:style-name="P137">assistência técnica,</text:p>
        </text:list-item>
        <text:list-item>
          <text:p text:style-name="P137">apoio operacional</text:p>
        </text:list-item>
        <text:list-item>
          <text:p text:style-name="P137">preços</text:p>
        </text:list-item>
        <text:list-item>
          <text:p text:style-name="P137">tributos e taxas</text:p>
        </text:list-item>
        <text:list-item>
          <text:p text:style-name="P137">tarifas</text:p>
        </text:list-item>
        <text:list-item>
          <text:p text:style-name="P137">acesso a mercados e formas contratuais</text:p>
        </text:list-item>
        <text:list-item>
          <text:p text:style-name="P137">etc.</text:p>
        </text:list-item>
      </text:list>
      <text:p text:style-name="P14"><text:tab/><text:tab/>Outros fatores influnciam na quantificação e qualificação dos resultados :</text:p>
      <text:list text:style-name="L29">
        <text:list-item>
          <text:p text:style-name="P148">conhecimento do setor onde se insere o objeto;</text:p>
        </text:list-item>
        <text:list-item>
          <text:p text:style-name="P148">atuais e principais fornecedores e clientes;</text:p>
        </text:list-item>
        <text:list-item>
          <text:p text:style-name="P148">equilíbrio poder existente (no mercado) e contexto especifico.</text:p>
        </text:list-item>
      </text:list>
      <text:p text:style-name="P14"/>
      <text:p text:style-name="P14"><text:tab/><text:tab/>São objetos preliminares de negociação:</text:p>
      <text:list text:style-name="L30">
        <text:list-item>
          <text:p text:style-name="P151">a pauta;</text:p>
        </text:list-item>
        <text:list-item>
          <text:p text:style-name="P151">a agenda, cronogramas ou fases;</text:p>
        </text:list-item>
        <text:list-item>
          <text:p text:style-name="P151">local onde a interação se dará e;</text:p>
        </text:list-item>
        <text:list-item>
          <text:p text:style-name="P151">a forma a ser adotada para o processo negociador avançar e produzir seus efeitos.</text:p>
        </text:list-item>
      </text:list>
      <text:p text:style-name="P14"><text:tab/><text:tab/>(Esses objetos) Podem ocorrer de forma sequencial ou agrupados.</text:p>
      <text:p text:style-name="P14"/>
      <text:p text:style-name="P14"/>
      <text:p text:style-name="P14"><text:tab/>Visão geral das áreas de negociação em gerenciamento de projetos</text:p>
      <text:p text:style-name="P14"><text:tab/><text:tab/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3">1. Integração <text:s text:c="24"/>2. Escopo <text:s text:c="28"/>3. Tempo</text:p>
            <text:p text:style-name="P23">4. Custos <text:s text:c="30"/>5. Qualidade <text:s text:c="23"/>6. Recursos humanos</text:p>
            <text:p text:style-name="P23">7. Comunicações <text:s text:c="18"/>8. Riscos <text:s text:c="29"/>9. Aquisições</text:p>
          </table:table-cell>
        </table:table-row>
      </table:table>
      <text:p text:style-name="P14">Fonte: adaptado de Guide PMBOK (2004).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As etapas na negociação podem ser divididas em :</text:p>
      <text:p text:style-name="P14"><text:tab/>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25">Fases <text:s text:c="52"/>Estágios</text:p>
          </table:table-cell>
        </table:table-row>
        <table:table-row>
          <table:table-cell table:style-name="Tabela7.A2" office:value-type="string">
            <text:p text:style-name="P26">Planejamento <text:s text:c="39"/>Planejamento</text:p>
            <text:p text:style-name="P26"><text:s text:c="62"/>Preparação</text:p>
          </table:table-cell>
        </table:table-row>
        <table:table-row>
          <table:table-cell table:style-name="Tabela7.A2" office:value-type="string">
            <text:p text:style-name="P26">Execução <text:s text:c="46"/>Preliminar</text:p>
            <text:p text:style-name="P26"><text:s text:c="62"/>Abertura</text:p>
            <text:p text:style-name="P26"><text:s text:c="62"/>Exploração</text:p>
            <text:p text:style-name="P26"><text:s text:c="62"/>Encerramento </text:p>
          </table:table-cell>
        </table:table-row>
        <table:table-row>
          <table:table-cell table:style-name="Tabela7.A2" office:value-type="string">
            <text:p text:style-name="P26">Controle <text:s text:c="47"/>Controle das condições </text:p>
            <text:p text:style-name="P26"><text:s text:c="62"/>Avaliação </text:p>
          </table:table-cell>
        </table:table-row>
      </table:table>
      <text:p text:style-name="P14"><text:s text:c="2"/>“Seja qual for o objeto de negociação, as fases não se alteram”. (Carvalhal et al, 2007).</text:p>
      <text:p text:style-name="P14"><text:tab/> </text:p>
      <text:p text:style-name="P14"><text:tab/><text:span text:style-name="T1">A importância do escopo</text:span></text:p>
      <text:p text:style-name="P14"><text:span text:style-name="T1"><text:tab/><text:tab/></text:span>Planejando a negociação do escopo</text:p>
      <text:p text:style-name="P14"><text:tab/><text:tab/>Critérios objetivos na negociação do escopo</text:p>
      <text:p text:style-name="P14"><text:tab/><text:tab/>Cuidados ao negociar o escopo em projetos complexos</text:p>
      <text:p text:style-name="P14"><text:tab/><text:tab/>A construção negociada do escopo</text:p>
      <text:p text:style-name="P9"><text:tab/>A fórmula de sucesso em uma negociação </text:p>
      <text:p text:style-name="P9"><text:tab/><text:tab/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0">S = T(tempo/oportunidade) * I(informação) * P(poder)</text:p>
          </table:table-cell>
        </table:table-row>
      </table:table>
      <text:p text:style-name="P9"/>
      <text:p text:style-name="P9"><text:tab/>Melhor alternativa em caso de não-acordo (Macna)</text:p>
      <text:p text:style-name="P9"><text:tab/><text:tab/>A<text:span text:style-name="T2"> busca por melhores alternativas que atendam a qualidade, prazos, e preços favorecem o fortalecimento da MACNA.</text:span></text:p>
      <text:p text:style-name="P9"><text:tab/>Negociação de qualidade</text:p>
      <text:p text:style-name="P9"><text:tab/><text:tab/></text:p>
      <text:p text:style-name="P9"><text:tab/>Negociação de prazos</text:p>
      <text:p text:style-name="P9"><text:tab/>Negociação de preços</text:p>
      <text:p text:style-name="P9"><text:tab/>Negociação de aquisições – a compra e venda consultiva</text:p>
      <text:p text:style-name="P9"><text:tab/>Dicas para a negociação de aspectos substantivos</text:p>
      <text:p text:style-name="P9"><text:tab/>Outros resultados possíveis</text:p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Comentário 1</text:p>
      <text:p text:style-name="P10"/>
      <text:p text:style-name="P13"><text:tab/>Todo negociador tem dois tipos de interesses : na <text:span text:style-name="T15">relação</text:span> e na <text:span text:style-name="T15">substância</text:span> (Carvalhal, 2006). Podemos fazer as seguintes inferências : que o uso de grafos de RNF nas negociações ajuda a aumentar a confiança, a comunicação e o interesse de participação das negociações <text:s/>entre os stakeholders e portanto, ajuda o <text:span text:style-name="T15">aspecto relacional</text:span> da negociação de requisitos. Por si só, o uso dos grafos de RNF nas negociações reforçam a relação entre os stakeholders e partes<text:note text:id="ftn1" text:note-class="footnote"><text:note-citation>1</text:note-citation><text:note-body><text:p text:style-name="Footnote">em Carvalhal (2006) há uma diferenciação estre stakeholders (“fantasmas”) e partes envolvidas diretamente nas negociações.</text:p></text:note-body></text:note> envolvidas nas negociações, porque são fáceis de entender, e são ricos em informações, além de representarem as correlações requisito/ solução (nesse ponto são mais ricos que as matrizes de correlação requisito/solução do modelo SQFD, pois estas somente expressam as correlações requisitos/solução). Tomados em conjunto com o LAL , UML e GRAFOS RNF, reforçam ainda mais o <text:span text:style-name="T15">aspecto relacional, </text:span><text:span text:style-name="T16">pois esses, usados em conjunto ( tal como em Cysneiros (2001)) permite a integração entre as visões funcional e não funcional do software e, portanto, facilita a associação de RNFs à visão funcional (que é a visão que o utilizador tem do software). Assim, pode-se tomar decisões de projeto, de forma lúcida, antecipada e negociada, que terão impacto na visão funcional com a possibilidade de se saber como o software irá se comportar e antes que se construam o software. Pode-se então evitar ou diminuir as tensões decorrentes das expectativas de envolvimento das pessoas em situações conflituosas.</text:span></text:p>
      <text:p text:style-name="P18"/>
      <text:p text:style-name="P15"><text:span text:style-name="T17">Comentário 2</text:span><text:span text:style-name="T16">:</text:span></text:p>
      <text:p text:style-name="P18"/>
      <text:p text:style-name="P13"><text:span text:style-name="T16"><text:tab/>As abordagens de negociação podem ser natureza teórica ou prática. Kemper e Kemper (apud Carvalhal(2006)) classificam as abordagens teóricas em nove categorias mais importantes: estratégicas (estratégias de jogadores); conhecimento do processo de aprendizagem; processo de tomada de decisão; psicológicas e sociológicas; prescritivas (o que deve ser feito); descritivas (características dos negociadores); teoria dos jogos; comunicação; negociação coletiva. No campo prático as abordagens </text:span><text:span text:style-name="T15">teórica prescritiva</text:span><text:span text:style-name="T16"> e </text:span><text:span text:style-name="T15">teórica descritiva</text:span><text:span text:style-name="T16"> são as mais utilizadas. Já no que se refere a abordagens práticas, os negociadores podem adotar diferentes abordagens. Mas a mais importantes são as de natureza integrativa (</text:span><text:span text:style-name="T15">abordagem prática integrativa</text:span><text:span text:style-name="T16">) e de natureza distributiva (</text:span><text:span text:style-name="T15">abordagem prática distributiva)</text:span><text:span text:style-name="T16">. <text:s/></text:span></text:p>
      <text:p text:style-name="P18"/>
      <text:p text:style-name="P18">Comentário 3: </text:p>
      <text:p text:style-name="P18"/>
      <text:p text:style-name="P18"><text:tab/>Os interresses, necessidades, objeto, escopo, objetivos, posições, moedas de troca, valores, argumentos, limites, ponto de recuo e Macna são conceitos que devem ser bem entendidos e praticados no contexto das negociações de requisitos de qualidade para se garantir a lucidez das negociações. O uso de softwares de apóio é fundamental para que se garanta a produtividade dos negociadores.</text:p>
      <text:p text:style-name="P14"/>
      <text:p text:style-name="P2">REFERENCIA:</text:p>
      <text:p text:style-name="P2"><text:span text:style-name="T2">Carvalhal, E.D, Neto, A.A, Andrade, G.M.D., Araújo, J.V.D.,</text:span> Negociação e Administração de Conflitos. <text:span text:style-name="T2">Série Gerenciamentos de Projetos, Editora FGV, 1º ed; pag 183, Rio de Janeiro, RJ, Brasil, 200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8-14T15:24:41</meta:creation-date>
    <dc:date>2010-10-20T17:04:43</dc:date>
    <meta:editing-cycles>216</meta:editing-cycles>
    <meta:editing-duration>P1DT13H41M12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10" meta:paragraph-count="291" meta:word-count="2978" meta:character-count="21372"/>
  </office:meta>
</office:document-meta>
</file>